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5875cm" style:use-optimal-column-width="true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ID процесса</text:p>
          </table:table-cell>
          <table:table-cell office:value-type="string" table:style-name="ce2">
            <text:p>Время выполнения процесса (мс)</text:p>
          </table:table-cell>
          <table:table-cell office:value-type="string" table:number-columns-spanned="2" table:number-rows-spanned="1" table:style-name="ce4">
            <text:p>ID поставщиков данных</text:p>
          </table:table-cell>
          <table:covered-table-cell/>
          <table:table-cell office:value-type="string" table:style-name="ce2">
            <text:p>Время окончания процесса</text:p>
          </table:table-cell>
          <table:table-cell office:value-type="string" table:style-name="ce2">
            <text:p>Время начала</text:p>
          </table:table-cell>
          <table:table-cell table:number-columns-repeated="16378" table:style-name="ce1"/>
        </table:table-row>
        <table:table-row table:style-name="ro2">
          <table:table-cell office:value-type="float" office:value="10068" table:style-name="ce3">
            <text:p>10068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23" table:formula="of:=MAX(VLOOKUP([.C2];[.A:.E];5;0);VLOOKUP([.D2];[.A:.E];5;0))+[.B2]" table:style-name="ce1">
            <text:p>23</text:p>
          </table:table-cell>
          <table:table-cell office:value-type="float" office:value="0" table:formula="of:=[.E2]-[.B2]" table:style-name="ce1">
            <text:p>0</text:p>
          </table:table-cell>
          <table:table-cell office:value-type="float" office:value="30" table:formula="of:=COUNTIF([.F:.F];&quot;&gt;100&quot;)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10095" table:style-name="ce3">
            <text:p>10095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27" table:formula="of:=MAX(VLOOKUP([.C3];[.A:.E];5;0);VLOOKUP([.D3];[.A:.E];5;0))+[.B3]" table:style-name="ce1">
            <text:p>27</text:p>
          </table:table-cell>
          <table:table-cell office:value-type="float" office:value="0" table:formula="of:=[.E3]-[.B3]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float" office:value="10109" table:style-name="ce3">
            <text:p>10109</text:p>
          </table:table-cell>
          <table:table-cell office:value-type="float" office:value="58" table:style-name="ce3">
            <text:p>58</text:p>
          </table:table-cell>
          <table:table-cell office:value-type="float" office:value="10068" table:style-name="ce3">
            <text:p>10068</text:p>
          </table:table-cell>
          <table:table-cell table:style-name="ce1"/>
          <table:table-cell office:value-type="float" office:value="81" table:formula="of:=MAX(VLOOKUP([.C4];[.A:.E];5;0);VLOOKUP([.D4];[.A:.E];5;0))+[.B4]" table:style-name="ce1">
            <text:p>81</text:p>
          </table:table-cell>
          <table:table-cell office:value-type="float" office:value="23" table:formula="of:=[.E4]-[.B4]" table:style-name="ce1">
            <text:p>23</text:p>
          </table:table-cell>
          <table:table-cell table:number-columns-repeated="16378" table:style-name="ce1"/>
        </table:table-row>
        <table:table-row table:style-name="ro2">
          <table:table-cell office:value-type="float" office:value="10158" table:style-name="ce3">
            <text:p>10158</text:p>
          </table:table-cell>
          <table:table-cell office:value-type="float" office:value="67" table:style-name="ce3">
            <text:p>67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67" table:formula="of:=MAX(VLOOKUP([.C5];[.A:.E];5;0);VLOOKUP([.D5];[.A:.E];5;0))+[.B5]" table:style-name="ce1">
            <text:p>67</text:p>
          </table:table-cell>
          <table:table-cell office:value-type="float" office:value="0" table:formula="of:=[.E5]-[.B5]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float" office:value="10255" table:style-name="ce3">
            <text:p>10255</text:p>
          </table:table-cell>
          <table:table-cell office:value-type="float" office:value="5" table:style-name="ce3">
            <text:p>5</text:p>
          </table:table-cell>
          <table:table-cell office:value-type="float" office:value="10109" table:style-name="ce3">
            <text:p>10109</text:p>
          </table:table-cell>
          <table:table-cell office:value-type="float" office:value="10158" table:style-name="ce1">
            <text:p>10158</text:p>
          </table:table-cell>
          <table:table-cell office:value-type="float" office:value="86" table:formula="of:=MAX(VLOOKUP([.C6];[.A:.E];5;0);VLOOKUP([.D6];[.A:.E];5;0))+[.B6]" table:style-name="ce1">
            <text:p>86</text:p>
          </table:table-cell>
          <table:table-cell office:value-type="float" office:value="81" table:formula="of:=[.E6]-[.B6]" table:style-name="ce1">
            <text:p>81</text:p>
          </table:table-cell>
          <table:table-cell table:number-columns-repeated="8" table:style-name="ce1"/>
          <table:table-cell table:style-name="ce1">
            <draw:frame draw:z-index="1" draw:id="id0" draw:style-name="a0" draw:name="Рукописный ввод 3" svg:x="0.06232in" svg:y="0.0124in" svg:width="0.09914in" svg:height="0.0122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2">
          <table:table-cell office:value-type="float" office:value="10324" table:style-name="ce3">
            <text:p>10324</text:p>
          </table:table-cell>
          <table:table-cell office:value-type="float" office:value="71" table:style-name="ce3">
            <text:p>71</text:p>
          </table:table-cell>
          <table:table-cell office:value-type="float" office:value="10109" table:style-name="ce3">
            <text:p>10109</text:p>
          </table:table-cell>
          <table:table-cell table:style-name="ce1"/>
          <table:table-cell office:value-type="float" office:value="152" table:formula="of:=MAX(VLOOKUP([.C7];[.A:.E];5;0);VLOOKUP([.D7];[.A:.E];5;0))+[.B7]" table:style-name="ce1">
            <text:p>152</text:p>
          </table:table-cell>
          <table:table-cell office:value-type="float" office:value="81" table:formula="of:=[.E7]-[.B7]" table:style-name="ce1">
            <text:p>81</text:p>
          </table:table-cell>
          <table:table-cell table:number-columns-repeated="16378" table:style-name="ce1"/>
        </table:table-row>
        <table:table-row table:style-name="ro2">
          <table:table-cell office:value-type="float" office:value="10397" table:style-name="ce3">
            <text:p>10397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17" table:formula="of:=MAX(VLOOKUP([.C8];[.A:.E];5;0);VLOOKUP([.D8];[.A:.E];5;0))+[.B8]" table:style-name="ce1">
            <text:p>17</text:p>
          </table:table-cell>
          <table:table-cell office:value-type="float" office:value="0" table:formula="of:=[.E8]-[.B8]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float" office:value="10465" table:style-name="ce3">
            <text:p>10465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28" table:formula="of:=MAX(VLOOKUP([.C9];[.A:.E];5;0);VLOOKUP([.D9];[.A:.E];5;0))+[.B9]" table:style-name="ce1">
            <text:p>28</text:p>
          </table:table-cell>
          <table:table-cell office:value-type="float" office:value="0" table:formula="of:=[.E9]-[.B9]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float" office:value="10486" table:style-name="ce3">
            <text:p>10486</text:p>
          </table:table-cell>
          <table:table-cell office:value-type="float" office:value="15" table:style-name="ce3">
            <text:p>15</text:p>
          </table:table-cell>
          <table:table-cell office:value-type="float" office:value="10109" table:style-name="ce3">
            <text:p>10109</text:p>
          </table:table-cell>
          <table:table-cell office:value-type="float" office:value="10255" table:style-name="ce1">
            <text:p>10255</text:p>
          </table:table-cell>
          <table:table-cell office:value-type="float" office:value="101" table:formula="of:=MAX(VLOOKUP([.C10];[.A:.E];5;0);VLOOKUP([.D10];[.A:.E];5;0))+[.B10]" table:style-name="ce1">
            <text:p>101</text:p>
          </table:table-cell>
          <table:table-cell office:value-type="float" office:value="86" table:formula="of:=[.E10]-[.B10]" table:style-name="ce1">
            <text:p>86</text:p>
          </table:table-cell>
          <table:table-cell table:number-columns-repeated="16378" table:style-name="ce1"/>
        </table:table-row>
        <table:table-row table:style-name="ro2">
          <table:table-cell office:value-type="float" office:value="10553" table:style-name="ce3">
            <text:p>10553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38" table:formula="of:=MAX(VLOOKUP([.C11];[.A:.E];5;0);VLOOKUP([.D11];[.A:.E];5;0))+[.B11]" table:style-name="ce1">
            <text:p>38</text:p>
          </table:table-cell>
          <table:table-cell office:value-type="float" office:value="0" table:formula="of:=[.E11]-[.B11]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float" office:value="10559" table:style-name="ce3">
            <text:p>10559</text:p>
          </table:table-cell>
          <table:table-cell office:value-type="float" office:value="14" table:style-name="ce3">
            <text:p>14</text:p>
          </table:table-cell>
          <table:table-cell office:value-type="float" office:value="10095" table:style-name="ce3">
            <text:p>10095</text:p>
          </table:table-cell>
          <table:table-cell table:style-name="ce1"/>
          <table:table-cell office:value-type="float" office:value="41" table:formula="of:=MAX(VLOOKUP([.C12];[.A:.E];5;0);VLOOKUP([.D12];[.A:.E];5;0))+[.B12]" table:style-name="ce1">
            <text:p>41</text:p>
          </table:table-cell>
          <table:table-cell office:value-type="float" office:value="27" table:formula="of:=[.E12]-[.B12]" table:style-name="ce1">
            <text:p>27</text:p>
          </table:table-cell>
          <table:table-cell table:number-columns-repeated="16378" table:style-name="ce1"/>
        </table:table-row>
        <table:table-row table:style-name="ro2">
          <table:table-cell office:value-type="float" office:value="10646" table:style-name="ce3">
            <text:p>1064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2" table:formula="of:=MAX(VLOOKUP([.C13];[.A:.E];5;0);VLOOKUP([.D13];[.A:.E];5;0))+[.B13]" table:style-name="ce1">
            <text:p>2</text:p>
          </table:table-cell>
          <table:table-cell office:value-type="float" office:value="0" table:formula="of:=[.E13]-[.B13]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float" office:value="10746" table:style-name="ce3">
            <text:p>10746</text:p>
          </table:table-cell>
          <table:table-cell office:value-type="float" office:value="32" table:style-name="ce3">
            <text:p>32</text:p>
          </table:table-cell>
          <table:table-cell office:value-type="float" office:value="10068" table:style-name="ce3">
            <text:p>10068</text:p>
          </table:table-cell>
          <table:table-cell office:value-type="float" office:value="10095" table:style-name="ce1">
            <text:p>10095</text:p>
          </table:table-cell>
          <table:table-cell office:value-type="float" office:value="59" table:formula="of:=MAX(VLOOKUP([.C14];[.A:.E];5;0);VLOOKUP([.D14];[.A:.E];5;0))+[.B14]" table:style-name="ce1">
            <text:p>59</text:p>
          </table:table-cell>
          <table:table-cell office:value-type="float" office:value="27" table:formula="of:=[.E14]-[.B14]" table:style-name="ce1">
            <text:p>27</text:p>
          </table:table-cell>
          <table:table-cell table:number-columns-repeated="16378" table:style-name="ce1"/>
        </table:table-row>
        <table:table-row table:style-name="ro2">
          <table:table-cell office:value-type="float" office:value="10823" table:style-name="ce3">
            <text:p>10823</text:p>
          </table:table-cell>
          <table:table-cell office:value-type="float" office:value="11" table:style-name="ce3">
            <text:p>11</text:p>
          </table:table-cell>
          <table:table-cell office:value-type="float" office:value="10397" table:style-name="ce3">
            <text:p>10397</text:p>
          </table:table-cell>
          <table:table-cell table:style-name="ce1"/>
          <table:table-cell office:value-type="float" office:value="28" table:formula="of:=MAX(VLOOKUP([.C15];[.A:.E];5;0);VLOOKUP([.D15];[.A:.E];5;0))+[.B15]" table:style-name="ce1">
            <text:p>28</text:p>
          </table:table-cell>
          <table:table-cell office:value-type="float" office:value="17" table:formula="of:=[.E15]-[.B15]" table:style-name="ce1">
            <text:p>17</text:p>
          </table:table-cell>
          <table:table-cell table:number-columns-repeated="16378" table:style-name="ce1"/>
        </table:table-row>
        <table:table-row table:style-name="ro2">
          <table:table-cell office:value-type="float" office:value="10894" table:style-name="ce3">
            <text:p>10894</text:p>
          </table:table-cell>
          <table:table-cell office:value-type="float" office:value="22" table:style-name="ce3">
            <text:p>22</text:p>
          </table:table-cell>
          <table:table-cell office:value-type="float" office:value="10095" table:style-name="ce3">
            <text:p>10095</text:p>
          </table:table-cell>
          <table:table-cell table:style-name="ce1"/>
          <table:table-cell office:value-type="float" office:value="49" table:formula="of:=MAX(VLOOKUP([.C16];[.A:.E];5;0);VLOOKUP([.D16];[.A:.E];5;0))+[.B16]" table:style-name="ce1">
            <text:p>49</text:p>
          </table:table-cell>
          <table:table-cell office:value-type="float" office:value="27" table:formula="of:=[.E16]-[.B16]" table:style-name="ce1">
            <text:p>27</text:p>
          </table:table-cell>
          <table:table-cell table:number-columns-repeated="16378" table:style-name="ce1"/>
        </table:table-row>
        <table:table-row table:style-name="ro2">
          <table:table-cell office:value-type="float" office:value="10934" table:style-name="ce3">
            <text:p>10934</text:p>
          </table:table-cell>
          <table:table-cell office:value-type="float" office:value="75" table:style-name="ce3">
            <text:p>75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75" table:formula="of:=MAX(VLOOKUP([.C17];[.A:.E];5;0);VLOOKUP([.D17];[.A:.E];5;0))+[.B17]" table:style-name="ce1">
            <text:p>75</text:p>
          </table:table-cell>
          <table:table-cell office:value-type="float" office:value="0" table:formula="of:=[.E17]-[.B17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0951" table:style-name="ce3">
            <text:p>10951</text:p>
          </table:table-cell>
          <table:table-cell office:value-type="float" office:value="31" table:style-name="ce3">
            <text:p>31</text:p>
          </table:table-cell>
          <table:table-cell office:value-type="float" office:value="10934" table:style-name="ce3">
            <text:p>10934</text:p>
          </table:table-cell>
          <table:table-cell table:style-name="ce1"/>
          <table:table-cell office:value-type="float" office:value="106" table:formula="of:=MAX(VLOOKUP([.C18];[.A:.E];5;0);VLOOKUP([.D18];[.A:.E];5;0))+[.B18]" table:style-name="ce1">
            <text:p>106</text:p>
          </table:table-cell>
          <table:table-cell office:value-type="float" office:value="75" table:formula="of:=[.E18]-[.B18]" table:style-name="ce1">
            <text:p>75</text:p>
          </table:table-cell>
          <table:table-cell table:number-columns-repeated="16378"/>
        </table:table-row>
        <table:table-row table:style-name="ro2">
          <table:table-cell office:value-type="float" office:value="11025" table:style-name="ce3">
            <text:p>11025</text:p>
          </table:table-cell>
          <table:table-cell office:value-type="float" office:value="93" table:style-name="ce3">
            <text:p>93</text:p>
          </table:table-cell>
          <table:table-cell office:value-type="float" office:value="10095" table:style-name="ce3">
            <text:p>10095</text:p>
          </table:table-cell>
          <table:table-cell office:value-type="float" office:value="10894" table:style-name="ce1">
            <text:p>10894</text:p>
          </table:table-cell>
          <table:table-cell office:value-type="float" office:value="142" table:formula="of:=MAX(VLOOKUP([.C19];[.A:.E];5;0);VLOOKUP([.D19];[.A:.E];5;0))+[.B19]" table:style-name="ce1">
            <text:p>142</text:p>
          </table:table-cell>
          <table:table-cell office:value-type="float" office:value="49" table:formula="of:=[.E19]-[.B19]" table:style-name="ce1">
            <text:p>49</text:p>
          </table:table-cell>
          <table:table-cell table:number-columns-repeated="16378"/>
        </table:table-row>
        <table:table-row table:style-name="ro2">
          <table:table-cell office:value-type="float" office:value="11054" table:style-name="ce3">
            <text:p>1105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14" table:formula="of:=MAX(VLOOKUP([.C20];[.A:.E];5;0);VLOOKUP([.D20];[.A:.E];5;0))+[.B20]" table:style-name="ce1">
            <text:p>14</text:p>
          </table:table-cell>
          <table:table-cell office:value-type="float" office:value="0" table:formula="of:=[.E20]-[.B2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1148" table:style-name="ce3">
            <text:p>11148</text:p>
          </table:table-cell>
          <table:table-cell office:value-type="float" office:value="1" table:style-name="ce3">
            <text:p>1</text:p>
          </table:table-cell>
          <table:table-cell office:value-type="float" office:value="10486" table:style-name="ce3">
            <text:p>10486</text:p>
          </table:table-cell>
          <table:table-cell office:value-type="float" office:value="11025" table:style-name="ce1">
            <text:p>11025</text:p>
          </table:table-cell>
          <table:table-cell office:value-type="float" office:value="143" table:formula="of:=MAX(VLOOKUP([.C21];[.A:.E];5;0);VLOOKUP([.D21];[.A:.E];5;0))+[.B21]" table:style-name="ce1">
            <text:p>143</text:p>
          </table:table-cell>
          <table:table-cell office:value-type="float" office:value="142" table:formula="of:=[.E21]-[.B21]" table:style-name="ce1">
            <text:p>142</text:p>
          </table:table-cell>
          <table:table-cell table:number-columns-repeated="16378"/>
        </table:table-row>
        <table:table-row table:style-name="ro2">
          <table:table-cell office:value-type="float" office:value="11176" table:style-name="ce3">
            <text:p>11176</text:p>
          </table:table-cell>
          <table:table-cell office:value-type="float" office:value="6" table:style-name="ce3">
            <text:p>6</text:p>
          </table:table-cell>
          <table:table-cell office:value-type="float" office:value="10109" table:style-name="ce3">
            <text:p>10109</text:p>
          </table:table-cell>
          <table:table-cell office:value-type="float" office:value="10553" table:style-name="ce1">
            <text:p>10553</text:p>
          </table:table-cell>
          <table:table-cell office:value-type="float" office:value="87" table:formula="of:=MAX(VLOOKUP([.C22];[.A:.E];5;0);VLOOKUP([.D22];[.A:.E];5;0))+[.B22]" table:style-name="ce1">
            <text:p>87</text:p>
          </table:table-cell>
          <table:table-cell office:value-type="float" office:value="81" table:formula="of:=[.E22]-[.B22]" table:style-name="ce1">
            <text:p>81</text:p>
          </table:table-cell>
          <table:table-cell table:number-columns-repeated="16378"/>
        </table:table-row>
        <table:table-row table:style-name="ro2">
          <table:table-cell office:value-type="float" office:value="11218" table:style-name="ce3">
            <text:p>11218</text:p>
          </table:table-cell>
          <table:table-cell office:value-type="float" office:value="11" table:style-name="ce3">
            <text:p>11</text:p>
          </table:table-cell>
          <table:table-cell office:value-type="float" office:value="10109" table:style-name="ce3">
            <text:p>10109</text:p>
          </table:table-cell>
          <table:table-cell office:value-type="float" office:value="11148" table:style-name="ce1">
            <text:p>11148</text:p>
          </table:table-cell>
          <table:table-cell office:value-type="float" office:value="154" table:formula="of:=MAX(VLOOKUP([.C23];[.A:.E];5;0);VLOOKUP([.D23];[.A:.E];5;0))+[.B23]" table:style-name="ce1">
            <text:p>154</text:p>
          </table:table-cell>
          <table:table-cell office:value-type="float" office:value="143" table:formula="of:=[.E23]-[.B23]" table:style-name="ce1">
            <text:p>143</text:p>
          </table:table-cell>
          <table:table-cell table:number-columns-repeated="16378"/>
        </table:table-row>
        <table:table-row table:style-name="ro2">
          <table:table-cell office:value-type="float" office:value="11229" table:style-name="ce3">
            <text:p>11229</text:p>
          </table:table-cell>
          <table:table-cell office:value-type="float" office:value="94" table:style-name="ce3">
            <text:p>94</text:p>
          </table:table-cell>
          <table:table-cell office:value-type="float" office:value="10951" table:style-name="ce3">
            <text:p>10951</text:p>
          </table:table-cell>
          <table:table-cell table:style-name="ce1"/>
          <table:table-cell office:value-type="float" office:value="200" table:formula="of:=MAX(VLOOKUP([.C24];[.A:.E];5;0);VLOOKUP([.D24];[.A:.E];5;0))+[.B24]" table:style-name="ce1">
            <text:p>200</text:p>
          </table:table-cell>
          <table:table-cell office:value-type="float" office:value="106" table:formula="of:=[.E24]-[.B24]" table:style-name="ce1">
            <text:p>106</text:p>
          </table:table-cell>
          <table:table-cell table:number-columns-repeated="16378"/>
        </table:table-row>
        <table:table-row table:style-name="ro2">
          <table:table-cell office:value-type="float" office:value="11307" table:style-name="ce3">
            <text:p>11307</text:p>
          </table:table-cell>
          <table:table-cell office:value-type="float" office:value="55" table:style-name="ce3">
            <text:p>55</text:p>
          </table:table-cell>
          <table:table-cell office:value-type="float" office:value="10746" table:style-name="ce3">
            <text:p>10746</text:p>
          </table:table-cell>
          <table:table-cell table:style-name="ce1"/>
          <table:table-cell office:value-type="float" office:value="114" table:formula="of:=MAX(VLOOKUP([.C25];[.A:.E];5;0);VLOOKUP([.D25];[.A:.E];5;0))+[.B25]" table:style-name="ce1">
            <text:p>114</text:p>
          </table:table-cell>
          <table:table-cell office:value-type="float" office:value="59" table:formula="of:=[.E25]-[.B25]" table:style-name="ce1">
            <text:p>59</text:p>
          </table:table-cell>
          <table:table-cell table:number-columns-repeated="16378"/>
        </table:table-row>
        <table:table-row table:style-name="ro2">
          <table:table-cell office:value-type="float" office:value="11366" table:style-name="ce3">
            <text:p>11366</text:p>
          </table:table-cell>
          <table:table-cell office:value-type="float" office:value="56" table:style-name="ce3">
            <text:p>56</text:p>
          </table:table-cell>
          <table:table-cell office:value-type="float" office:value="10095" table:style-name="ce3">
            <text:p>10095</text:p>
          </table:table-cell>
          <table:table-cell table:style-name="ce1"/>
          <table:table-cell office:value-type="float" office:value="83" table:formula="of:=MAX(VLOOKUP([.C26];[.A:.E];5;0);VLOOKUP([.D26];[.A:.E];5;0))+[.B26]" table:style-name="ce1">
            <text:p>83</text:p>
          </table:table-cell>
          <table:table-cell office:value-type="float" office:value="27" table:formula="of:=[.E26]-[.B26]" table:style-name="ce1">
            <text:p>27</text:p>
          </table:table-cell>
          <table:table-cell table:number-columns-repeated="16378"/>
        </table:table-row>
        <table:table-row table:style-name="ro2">
          <table:table-cell office:value-type="float" office:value="11433" table:style-name="ce3">
            <text:p>11433</text:p>
          </table:table-cell>
          <table:table-cell office:value-type="float" office:value="90" table:style-name="ce3">
            <text:p>9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90" table:formula="of:=MAX(VLOOKUP([.C27];[.A:.E];5;0);VLOOKUP([.D27];[.A:.E];5;0))+[.B27]" table:style-name="ce1">
            <text:p>90</text:p>
          </table:table-cell>
          <table:table-cell office:value-type="float" office:value="0" table:formula="of:=[.E27]-[.B27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1521" table:style-name="ce3">
            <text:p>11521</text:p>
          </table:table-cell>
          <table:table-cell office:value-type="float" office:value="57" table:style-name="ce3">
            <text:p>57</text:p>
          </table:table-cell>
          <table:table-cell office:value-type="float" office:value="11229" table:style-name="ce3">
            <text:p>11229</text:p>
          </table:table-cell>
          <table:table-cell office:value-type="float" office:value="11307" table:style-name="ce1">
            <text:p>11307</text:p>
          </table:table-cell>
          <table:table-cell office:value-type="float" office:value="257" table:formula="of:=MAX(VLOOKUP([.C28];[.A:.E];5;0);VLOOKUP([.D28];[.A:.E];5;0))+[.B28]" table:style-name="ce1">
            <text:p>257</text:p>
          </table:table-cell>
          <table:table-cell office:value-type="float" office:value="200" table:formula="of:=[.E28]-[.B28]" table:style-name="ce1">
            <text:p>200</text:p>
          </table:table-cell>
          <table:table-cell table:number-columns-repeated="16378"/>
        </table:table-row>
        <table:table-row table:style-name="ro2">
          <table:table-cell office:value-type="float" office:value="11549" table:style-name="ce3">
            <text:p>11549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54" table:formula="of:=MAX(VLOOKUP([.C29];[.A:.E];5;0);VLOOKUP([.D29];[.A:.E];5;0))+[.B29]" table:style-name="ce1">
            <text:p>54</text:p>
          </table:table-cell>
          <table:table-cell office:value-type="float" office:value="0" table:formula="of:=[.E29]-[.B29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1644" table:style-name="ce3">
            <text:p>11644</text:p>
          </table:table-cell>
          <table:table-cell office:value-type="float" office:value="48" table:style-name="ce3">
            <text:p>48</text:p>
          </table:table-cell>
          <table:table-cell office:value-type="float" office:value="10746" table:style-name="ce3">
            <text:p>10746</text:p>
          </table:table-cell>
          <table:table-cell table:style-name="ce1"/>
          <table:table-cell office:value-type="float" office:value="107" table:formula="of:=MAX(VLOOKUP([.C30];[.A:.E];5;0);VLOOKUP([.D30];[.A:.E];5;0))+[.B30]" table:style-name="ce1">
            <text:p>107</text:p>
          </table:table-cell>
          <table:table-cell office:value-type="float" office:value="59" table:formula="of:=[.E30]-[.B30]" table:style-name="ce1">
            <text:p>59</text:p>
          </table:table-cell>
          <table:table-cell table:number-columns-repeated="16378"/>
        </table:table-row>
        <table:table-row table:style-name="ro2">
          <table:table-cell office:value-type="float" office:value="11741" table:style-name="ce3">
            <text:p>11741</text:p>
          </table:table-cell>
          <table:table-cell office:value-type="float" office:value="43" table:style-name="ce3">
            <text:p>43</text:p>
          </table:table-cell>
          <table:table-cell office:value-type="float" office:value="11025" table:style-name="ce3">
            <text:p>11025</text:p>
          </table:table-cell>
          <table:table-cell table:style-name="ce1"/>
          <table:table-cell office:value-type="float" office:value="185" table:formula="of:=MAX(VLOOKUP([.C31];[.A:.E];5;0);VLOOKUP([.D31];[.A:.E];5;0))+[.B31]" table:style-name="ce1">
            <text:p>185</text:p>
          </table:table-cell>
          <table:table-cell office:value-type="float" office:value="142" table:formula="of:=[.E31]-[.B31]" table:style-name="ce1">
            <text:p>142</text:p>
          </table:table-cell>
          <table:table-cell table:number-columns-repeated="16378"/>
        </table:table-row>
        <table:table-row table:style-name="ro2">
          <table:table-cell office:value-type="float" office:value="11794" table:style-name="ce3">
            <text:p>11794</text:p>
          </table:table-cell>
          <table:table-cell office:value-type="float" office:value="62" table:style-name="ce3">
            <text:p>62</text:p>
          </table:table-cell>
          <table:table-cell office:value-type="float" office:value="10553" table:style-name="ce3">
            <text:p>10553</text:p>
          </table:table-cell>
          <table:table-cell table:style-name="ce1"/>
          <table:table-cell office:value-type="float" office:value="100" table:formula="of:=MAX(VLOOKUP([.C32];[.A:.E];5;0);VLOOKUP([.D32];[.A:.E];5;0))+[.B32]" table:style-name="ce1">
            <text:p>100</text:p>
          </table:table-cell>
          <table:table-cell office:value-type="float" office:value="38" table:formula="of:=[.E32]-[.B32]" table:style-name="ce1">
            <text:p>38</text:p>
          </table:table-cell>
          <table:table-cell table:number-columns-repeated="16378"/>
        </table:table-row>
        <table:table-row table:style-name="ro2">
          <table:table-cell office:value-type="float" office:value="11885" table:style-name="ce3">
            <text:p>11885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97" table:formula="of:=MAX(VLOOKUP([.C33];[.A:.E];5;0);VLOOKUP([.D33];[.A:.E];5;0))+[.B33]" table:style-name="ce1">
            <text:p>97</text:p>
          </table:table-cell>
          <table:table-cell office:value-type="float" office:value="0" table:formula="of:=[.E33]-[.B3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1948" table:style-name="ce3">
            <text:p>11948</text:p>
          </table:table-cell>
          <table:table-cell office:value-type="float" office:value="22" table:style-name="ce3">
            <text:p>22</text:p>
          </table:table-cell>
          <table:table-cell office:value-type="float" office:value="11025" table:style-name="ce3">
            <text:p>11025</text:p>
          </table:table-cell>
          <table:table-cell table:style-name="ce1"/>
          <table:table-cell office:value-type="float" office:value="164" table:formula="of:=MAX(VLOOKUP([.C34];[.A:.E];5;0);VLOOKUP([.D34];[.A:.E];5;0))+[.B34]" table:style-name="ce1">
            <text:p>164</text:p>
          </table:table-cell>
          <table:table-cell office:value-type="float" office:value="142" table:formula="of:=[.E34]-[.B34]" table:style-name="ce1">
            <text:p>142</text:p>
          </table:table-cell>
          <table:table-cell table:number-columns-repeated="16378"/>
        </table:table-row>
        <table:table-row table:style-name="ro2">
          <table:table-cell office:value-type="float" office:value="12003" table:style-name="ce3">
            <text:p>1200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3" table:formula="of:=MAX(VLOOKUP([.C35];[.A:.E];5;0);VLOOKUP([.D35];[.A:.E];5;0))+[.B35]" table:style-name="ce1">
            <text:p>3</text:p>
          </table:table-cell>
          <table:table-cell office:value-type="float" office:value="0" table:formula="of:=[.E35]-[.B35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027" table:style-name="ce3">
            <text:p>12027</text:p>
          </table:table-cell>
          <table:table-cell office:value-type="float" office:value="6" table:style-name="ce3">
            <text:p>6</text:p>
          </table:table-cell>
          <table:table-cell office:value-type="float" office:value="11307" table:style-name="ce3">
            <text:p>11307</text:p>
          </table:table-cell>
          <table:table-cell table:style-name="ce1"/>
          <table:table-cell office:value-type="float" office:value="120" table:formula="of:=MAX(VLOOKUP([.C36];[.A:.E];5;0);VLOOKUP([.D36];[.A:.E];5;0))+[.B36]" table:style-name="ce1">
            <text:p>120</text:p>
          </table:table-cell>
          <table:table-cell office:value-type="float" office:value="114" table:formula="of:=[.E36]-[.B36]" table:style-name="ce1">
            <text:p>114</text:p>
          </table:table-cell>
          <table:table-cell table:number-columns-repeated="16378"/>
        </table:table-row>
        <table:table-row table:style-name="ro2">
          <table:table-cell office:value-type="float" office:value="12031" table:style-name="ce3">
            <text:p>12031</text:p>
          </table:table-cell>
          <table:table-cell office:value-type="float" office:value="38" table:style-name="ce3">
            <text:p>38</text:p>
          </table:table-cell>
          <table:table-cell office:value-type="float" office:value="10068" table:style-name="ce3">
            <text:p>10068</text:p>
          </table:table-cell>
          <table:table-cell table:style-name="ce1"/>
          <table:table-cell office:value-type="float" office:value="61" table:formula="of:=MAX(VLOOKUP([.C37];[.A:.E];5;0);VLOOKUP([.D37];[.A:.E];5;0))+[.B37]" table:style-name="ce1">
            <text:p>61</text:p>
          </table:table-cell>
          <table:table-cell office:value-type="float" office:value="23" table:formula="of:=[.E37]-[.B37]" table:style-name="ce1">
            <text:p>23</text:p>
          </table:table-cell>
          <table:table-cell table:number-columns-repeated="16378"/>
        </table:table-row>
        <table:table-row table:style-name="ro2">
          <table:table-cell office:value-type="float" office:value="12071" table:style-name="ce3">
            <text:p>1207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9" table:formula="of:=MAX(VLOOKUP([.C38];[.A:.E];5;0);VLOOKUP([.D38];[.A:.E];5;0))+[.B38]" table:style-name="ce1">
            <text:p>9</text:p>
          </table:table-cell>
          <table:table-cell office:value-type="float" office:value="0" table:formula="of:=[.E38]-[.B3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099" table:style-name="ce3">
            <text:p>12099</text:p>
          </table:table-cell>
          <table:table-cell office:value-type="float" office:value="32" table:style-name="ce3">
            <text:p>32</text:p>
          </table:table-cell>
          <table:table-cell office:value-type="float" office:value="10746" table:style-name="ce3">
            <text:p>10746</text:p>
          </table:table-cell>
          <table:table-cell office:value-type="float" office:value="11148" table:style-name="ce1">
            <text:p>11148</text:p>
          </table:table-cell>
          <table:table-cell office:value-type="float" office:value="175" table:formula="of:=MAX(VLOOKUP([.C39];[.A:.E];5;0);VLOOKUP([.D39];[.A:.E];5;0))+[.B39]" table:style-name="ce1">
            <text:p>175</text:p>
          </table:table-cell>
          <table:table-cell office:value-type="float" office:value="143" table:formula="of:=[.E39]-[.B39]" table:style-name="ce1">
            <text:p>143</text:p>
          </table:table-cell>
          <table:table-cell table:number-columns-repeated="16378"/>
        </table:table-row>
        <table:table-row table:style-name="ro2">
          <table:table-cell office:value-type="float" office:value="12116" table:style-name="ce3">
            <text:p>12116</text:p>
          </table:table-cell>
          <table:table-cell office:value-type="float" office:value="5" table:style-name="ce3">
            <text:p>5</text:p>
          </table:table-cell>
          <table:table-cell office:value-type="float" office:value="12099" table:style-name="ce3">
            <text:p>12099</text:p>
          </table:table-cell>
          <table:table-cell table:style-name="ce1"/>
          <table:table-cell office:value-type="float" office:value="180" table:formula="of:=MAX(VLOOKUP([.C40];[.A:.E];5;0);VLOOKUP([.D40];[.A:.E];5;0))+[.B40]" table:style-name="ce1">
            <text:p>180</text:p>
          </table:table-cell>
          <table:table-cell office:value-type="float" office:value="175" table:formula="of:=[.E40]-[.B40]" table:style-name="ce1">
            <text:p>175</text:p>
          </table:table-cell>
          <table:table-cell table:number-columns-repeated="16378"/>
        </table:table-row>
        <table:table-row table:style-name="ro2">
          <table:table-cell office:value-type="float" office:value="12215" table:style-name="ce3">
            <text:p>12215</text:p>
          </table:table-cell>
          <table:table-cell office:value-type="float" office:value="98" table:style-name="ce3">
            <text:p>98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98" table:formula="of:=MAX(VLOOKUP([.C41];[.A:.E];5;0);VLOOKUP([.D41];[.A:.E];5;0))+[.B41]" table:style-name="ce1">
            <text:p>98</text:p>
          </table:table-cell>
          <table:table-cell office:value-type="float" office:value="0" table:formula="of:=[.E41]-[.B4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236" table:style-name="ce3">
            <text:p>12236</text:p>
          </table:table-cell>
          <table:table-cell office:value-type="float" office:value="70" table:style-name="ce3">
            <text:p>70</text:p>
          </table:table-cell>
          <table:table-cell office:value-type="float" office:value="11885" table:style-name="ce3">
            <text:p>11885</text:p>
          </table:table-cell>
          <table:table-cell table:style-name="ce1"/>
          <table:table-cell office:value-type="float" office:value="167" table:formula="of:=MAX(VLOOKUP([.C42];[.A:.E];5;0);VLOOKUP([.D42];[.A:.E];5;0))+[.B42]" table:style-name="ce1">
            <text:p>167</text:p>
          </table:table-cell>
          <table:table-cell office:value-type="float" office:value="97" table:formula="of:=[.E42]-[.B42]" table:style-name="ce1">
            <text:p>97</text:p>
          </table:table-cell>
          <table:table-cell table:number-columns-repeated="16378"/>
        </table:table-row>
        <table:table-row table:style-name="ro2">
          <table:table-cell office:value-type="float" office:value="12254" table:style-name="ce3">
            <text:p>12254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38" table:formula="of:=MAX(VLOOKUP([.C43];[.A:.E];5;0);VLOOKUP([.D43];[.A:.E];5;0))+[.B43]" table:style-name="ce1">
            <text:p>38</text:p>
          </table:table-cell>
          <table:table-cell office:value-type="float" office:value="0" table:formula="of:=[.E43]-[.B4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262" table:style-name="ce3">
            <text:p>12262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43" table:formula="of:=MAX(VLOOKUP([.C44];[.A:.E];5;0);VLOOKUP([.D44];[.A:.E];5;0))+[.B44]" table:style-name="ce1">
            <text:p>43</text:p>
          </table:table-cell>
          <table:table-cell office:value-type="float" office:value="0" table:formula="of:=[.E44]-[.B44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343" table:style-name="ce3">
            <text:p>12343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61" table:formula="of:=MAX(VLOOKUP([.C45];[.A:.E];5;0);VLOOKUP([.D45];[.A:.E];5;0))+[.B45]" table:style-name="ce1">
            <text:p>61</text:p>
          </table:table-cell>
          <table:table-cell office:value-type="float" office:value="0" table:formula="of:=[.E45]-[.B45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367" table:style-name="ce3">
            <text:p>12367</text:p>
          </table:table-cell>
          <table:table-cell office:value-type="float" office:value="74" table:style-name="ce3">
            <text:p>74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74" table:formula="of:=MAX(VLOOKUP([.C46];[.A:.E];5;0);VLOOKUP([.D46];[.A:.E];5;0))+[.B46]" table:style-name="ce1">
            <text:p>74</text:p>
          </table:table-cell>
          <table:table-cell office:value-type="float" office:value="0" table:formula="of:=[.E46]-[.B46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436" table:style-name="ce3">
            <text:p>12436</text:p>
          </table:table-cell>
          <table:table-cell office:value-type="float" office:value="3" table:style-name="ce3">
            <text:p>3</text:p>
          </table:table-cell>
          <table:table-cell office:value-type="float" office:value="11229" table:style-name="ce3">
            <text:p>11229</text:p>
          </table:table-cell>
          <table:table-cell office:value-type="float" office:value="12367" table:style-name="ce1">
            <text:p>12367</text:p>
          </table:table-cell>
          <table:table-cell office:value-type="float" office:value="203" table:formula="of:=MAX(VLOOKUP([.C47];[.A:.E];5;0);VLOOKUP([.D47];[.A:.E];5;0))+[.B47]" table:style-name="ce1">
            <text:p>203</text:p>
          </table:table-cell>
          <table:table-cell office:value-type="float" office:value="200" table:formula="of:=[.E47]-[.B47]" table:style-name="ce1">
            <text:p>200</text:p>
          </table:table-cell>
          <table:table-cell table:number-columns-repeated="16378"/>
        </table:table-row>
        <table:table-row table:style-name="ro2">
          <table:table-cell office:value-type="float" office:value="12533" table:style-name="ce3">
            <text:p>12533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46" table:formula="of:=MAX(VLOOKUP([.C48];[.A:.E];5;0);VLOOKUP([.D48];[.A:.E];5;0))+[.B48]" table:style-name="ce1">
            <text:p>46</text:p>
          </table:table-cell>
          <table:table-cell office:value-type="float" office:value="0" table:formula="of:=[.E48]-[.B4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552" table:style-name="ce3">
            <text:p>12552</text:p>
          </table:table-cell>
          <table:table-cell office:value-type="float" office:value="48" table:style-name="ce3">
            <text:p>48</text:p>
          </table:table-cell>
          <table:table-cell office:value-type="float" office:value="10486" table:style-name="ce3">
            <text:p>10486</text:p>
          </table:table-cell>
          <table:table-cell table:style-name="ce1"/>
          <table:table-cell office:value-type="float" office:value="149" table:formula="of:=MAX(VLOOKUP([.C49];[.A:.E];5;0);VLOOKUP([.D49];[.A:.E];5;0))+[.B49]" table:style-name="ce1">
            <text:p>149</text:p>
          </table:table-cell>
          <table:table-cell office:value-type="float" office:value="101" table:formula="of:=[.E49]-[.B49]" table:style-name="ce1">
            <text:p>101</text:p>
          </table:table-cell>
          <table:table-cell table:number-columns-repeated="16378"/>
        </table:table-row>
        <table:table-row table:style-name="ro2">
          <table:table-cell office:value-type="float" office:value="12570" table:style-name="ce3">
            <text:p>12570</text:p>
          </table:table-cell>
          <table:table-cell office:value-type="float" office:value="24" table:style-name="ce3">
            <text:p>24</text:p>
          </table:table-cell>
          <table:table-cell office:value-type="float" office:value="10934" table:style-name="ce3">
            <text:p>10934</text:p>
          </table:table-cell>
          <table:table-cell office:value-type="float" office:value="11741" table:style-name="ce1">
            <text:p>11741</text:p>
          </table:table-cell>
          <table:table-cell office:value-type="float" office:value="209" table:formula="of:=MAX(VLOOKUP([.C50];[.A:.E];5;0);VLOOKUP([.D50];[.A:.E];5;0))+[.B50]" table:style-name="ce1">
            <text:p>209</text:p>
          </table:table-cell>
          <table:table-cell office:value-type="float" office:value="185" table:formula="of:=[.E50]-[.B50]" table:style-name="ce1">
            <text:p>185</text:p>
          </table:table-cell>
          <table:table-cell table:number-columns-repeated="16378"/>
        </table:table-row>
        <table:table-row table:style-name="ro2">
          <table:table-cell office:value-type="float" office:value="12612" table:style-name="ce3">
            <text:p>12612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21" table:formula="of:=MAX(VLOOKUP([.C51];[.A:.E];5;0);VLOOKUP([.D51];[.A:.E];5;0))+[.B51]" table:style-name="ce1">
            <text:p>21</text:p>
          </table:table-cell>
          <table:table-cell office:value-type="float" office:value="0" table:formula="of:=[.E51]-[.B5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615" table:style-name="ce3">
            <text:p>12615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8" table:formula="of:=MAX(VLOOKUP([.C52];[.A:.E];5;0);VLOOKUP([.D52];[.A:.E];5;0))+[.B52]" table:style-name="ce1">
            <text:p>8</text:p>
          </table:table-cell>
          <table:table-cell office:value-type="float" office:value="0" table:formula="of:=[.E52]-[.B52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708" table:style-name="ce3">
            <text:p>12708</text:p>
          </table:table-cell>
          <table:table-cell office:value-type="float" office:value="44" table:style-name="ce3">
            <text:p>44</text:p>
          </table:table-cell>
          <table:table-cell office:value-type="float" office:value="11054" table:style-name="ce3">
            <text:p>11054</text:p>
          </table:table-cell>
          <table:table-cell office:value-type="float" office:value="12236" table:style-name="ce1">
            <text:p>12236</text:p>
          </table:table-cell>
          <table:table-cell office:value-type="float" office:value="211" table:formula="of:=MAX(VLOOKUP([.C53];[.A:.E];5;0);VLOOKUP([.D53];[.A:.E];5;0))+[.B53]" table:style-name="ce1">
            <text:p>211</text:p>
          </table:table-cell>
          <table:table-cell office:value-type="float" office:value="167" table:formula="of:=[.E53]-[.B53]" table:style-name="ce1">
            <text:p>167</text:p>
          </table:table-cell>
          <table:table-cell table:number-columns-repeated="16378"/>
        </table:table-row>
        <table:table-row table:style-name="ro2">
          <table:table-cell office:value-type="float" office:value="12746" table:style-name="ce3">
            <text:p>12746</text:p>
          </table:table-cell>
          <table:table-cell office:value-type="float" office:value="11" table:style-name="ce3">
            <text:p>11</text:p>
          </table:table-cell>
          <table:table-cell office:value-type="float" office:value="12254" table:style-name="ce3">
            <text:p>12254</text:p>
          </table:table-cell>
          <table:table-cell office:value-type="float" office:value="12615" table:style-name="ce1">
            <text:p>12615</text:p>
          </table:table-cell>
          <table:table-cell office:value-type="float" office:value="49" table:formula="of:=MAX(VLOOKUP([.C54];[.A:.E];5;0);VLOOKUP([.D54];[.A:.E];5;0))+[.B54]" table:style-name="ce1">
            <text:p>49</text:p>
          </table:table-cell>
          <table:table-cell office:value-type="float" office:value="38" table:formula="of:=[.E54]-[.B54]" table:style-name="ce1">
            <text:p>38</text:p>
          </table:table-cell>
          <table:table-cell table:number-columns-repeated="16378"/>
        </table:table-row>
        <table:table-row table:style-name="ro2">
          <table:table-cell office:value-type="float" office:value="12800" table:style-name="ce3">
            <text:p>12800</text:p>
          </table:table-cell>
          <table:table-cell office:value-type="float" office:value="8" table:style-name="ce3">
            <text:p>8</text:p>
          </table:table-cell>
          <table:table-cell office:value-type="float" office:value="11644" table:style-name="ce3">
            <text:p>11644</text:p>
          </table:table-cell>
          <table:table-cell office:value-type="float" office:value="12116" table:style-name="ce1">
            <text:p>12116</text:p>
          </table:table-cell>
          <table:table-cell office:value-type="float" office:value="188" table:formula="of:=MAX(VLOOKUP([.C55];[.A:.E];5;0);VLOOKUP([.D55];[.A:.E];5;0))+[.B55]" table:style-name="ce1">
            <text:p>188</text:p>
          </table:table-cell>
          <table:table-cell office:value-type="float" office:value="180" table:formula="of:=[.E55]-[.B55]" table:style-name="ce1">
            <text:p>180</text:p>
          </table:table-cell>
          <table:table-cell table:number-columns-repeated="16378"/>
        </table:table-row>
        <table:table-row table:style-name="ro2">
          <table:table-cell office:value-type="float" office:value="12838" table:style-name="ce3">
            <text:p>12838</text:p>
          </table:table-cell>
          <table:table-cell office:value-type="float" office:value="5" table:style-name="ce3">
            <text:p>5</text:p>
          </table:table-cell>
          <table:table-cell office:value-type="float" office:value="11025" table:style-name="ce3">
            <text:p>11025</text:p>
          </table:table-cell>
          <table:table-cell office:value-type="float" office:value="11885" table:style-name="ce1">
            <text:p>11885</text:p>
          </table:table-cell>
          <table:table-cell office:value-type="float" office:value="147" table:formula="of:=MAX(VLOOKUP([.C56];[.A:.E];5;0);VLOOKUP([.D56];[.A:.E];5;0))+[.B56]" table:style-name="ce1">
            <text:p>147</text:p>
          </table:table-cell>
          <table:table-cell office:value-type="float" office:value="142" table:formula="of:=[.E56]-[.B56]" table:style-name="ce1">
            <text:p>142</text:p>
          </table:table-cell>
          <table:table-cell table:number-columns-repeated="16378"/>
        </table:table-row>
        <table:table-row table:style-name="ro2">
          <table:table-cell office:value-type="float" office:value="12912" table:style-name="ce3">
            <text:p>12912</text:p>
          </table:table-cell>
          <table:table-cell office:value-type="float" office:value="91" table:style-name="ce3">
            <text:p>91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91" table:formula="of:=MAX(VLOOKUP([.C57];[.A:.E];5;0);VLOOKUP([.D57];[.A:.E];5;0))+[.B57]" table:style-name="ce1">
            <text:p>91</text:p>
          </table:table-cell>
          <table:table-cell office:value-type="float" office:value="0" table:formula="of:=[.E57]-[.B57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962" table:style-name="ce3">
            <text:p>12962</text:p>
          </table:table-cell>
          <table:table-cell office:value-type="float" office:value="18" table:style-name="ce3">
            <text:p>18</text:p>
          </table:table-cell>
          <table:table-cell office:value-type="float" office:value="10465" table:style-name="ce3">
            <text:p>10465</text:p>
          </table:table-cell>
          <table:table-cell table:style-name="ce1"/>
          <table:table-cell office:value-type="float" office:value="46" table:formula="of:=MAX(VLOOKUP([.C58];[.A:.E];5;0);VLOOKUP([.D58];[.A:.E];5;0))+[.B58]" table:style-name="ce1">
            <text:p>46</text:p>
          </table:table-cell>
          <table:table-cell office:value-type="float" office:value="28" table:formula="of:=[.E58]-[.B58]" table:style-name="ce1">
            <text:p>28</text:p>
          </table:table-cell>
          <table:table-cell table:number-columns-repeated="16378"/>
        </table:table-row>
        <table:table-row table:style-name="ro2">
          <table:table-cell office:value-type="float" office:value="12967" table:style-name="ce3">
            <text:p>12967</text:p>
          </table:table-cell>
          <table:table-cell office:value-type="float" office:value="19" table:style-name="ce3">
            <text:p>19</text:p>
          </table:table-cell>
          <table:table-cell office:value-type="float" office:value="11948" table:style-name="ce3">
            <text:p>11948</text:p>
          </table:table-cell>
          <table:table-cell table:style-name="ce1"/>
          <table:table-cell office:value-type="float" office:value="183" table:formula="of:=MAX(VLOOKUP([.C59];[.A:.E];5;0);VLOOKUP([.D59];[.A:.E];5;0))+[.B59]" table:style-name="ce1">
            <text:p>183</text:p>
          </table:table-cell>
          <table:table-cell office:value-type="float" office:value="164" table:formula="of:=[.E59]-[.B59]" table:style-name="ce1">
            <text:p>164</text:p>
          </table:table-cell>
          <table:table-cell table:number-columns-repeated="16378"/>
        </table:table-row>
        <table:table-row table:style-name="ro2">
          <table:table-cell office:value-type="float" office:value="13066" table:style-name="ce3">
            <text:p>13066</text:p>
          </table:table-cell>
          <table:table-cell office:value-type="float" office:value="84" table:style-name="ce3">
            <text:p>84</text:p>
          </table:table-cell>
          <table:table-cell office:value-type="float" office:value="10255" table:style-name="ce3">
            <text:p>10255</text:p>
          </table:table-cell>
          <table:table-cell table:style-name="ce1"/>
          <table:table-cell office:value-type="float" office:value="170" table:formula="of:=MAX(VLOOKUP([.C60];[.A:.E];5;0);VLOOKUP([.D60];[.A:.E];5;0))+[.B60]" table:style-name="ce1">
            <text:p>170</text:p>
          </table:table-cell>
          <table:table-cell office:value-type="float" office:value="86" table:formula="of:=[.E60]-[.B60]" table:style-name="ce1">
            <text:p>86</text:p>
          </table:table-cell>
          <table:table-cell table:number-columns-repeated="16378"/>
        </table:table-row>
        <table:table-row table:style-name="ro2">
          <table:table-cell office:value-type="float" office:value="13154" table:style-name="ce3">
            <text:p>13154</text:p>
          </table:table-cell>
          <table:table-cell office:value-type="float" office:value="5" table:style-name="ce3">
            <text:p>5</text:p>
          </table:table-cell>
          <table:table-cell office:value-type="float" office:value="11307" table:style-name="ce3">
            <text:p>11307</text:p>
          </table:table-cell>
          <table:table-cell table:style-name="ce1"/>
          <table:table-cell office:value-type="float" office:value="119" table:formula="of:=MAX(VLOOKUP([.C61];[.A:.E];5;0);VLOOKUP([.D61];[.A:.E];5;0))+[.B61]" table:style-name="ce1">
            <text:p>119</text:p>
          </table:table-cell>
          <table:table-cell office:value-type="float" office:value="114" table:formula="of:=[.E61]-[.B61]" table:style-name="ce1">
            <text:p>114</text:p>
          </table:table-cell>
          <table:table-cell table:number-columns-repeated="16378"/>
        </table:table-row>
        <table:table-row table:style-name="ro2">
          <table:table-cell office:value-type="float" office:value="13252" table:style-name="ce3">
            <text:p>13252</text:p>
          </table:table-cell>
          <table:table-cell office:value-type="float" office:value="2" table:style-name="ce3">
            <text:p>2</text:p>
          </table:table-cell>
          <table:table-cell office:value-type="float" office:value="10553" table:style-name="ce3">
            <text:p>10553</text:p>
          </table:table-cell>
          <table:table-cell table:style-name="ce1"/>
          <table:table-cell office:value-type="float" office:value="40" table:formula="of:=MAX(VLOOKUP([.C62];[.A:.E];5;0);VLOOKUP([.D62];[.A:.E];5;0))+[.B62]" table:style-name="ce1">
            <text:p>40</text:p>
          </table:table-cell>
          <table:table-cell office:value-type="float" office:value="38" table:formula="of:=[.E62]-[.B62]" table:style-name="ce1">
            <text:p>38</text:p>
          </table:table-cell>
          <table:table-cell table:number-columns-repeated="16378"/>
        </table:table-row>
        <table:table-row table:style-name="ro2">
          <table:table-cell office:value-type="float" office:value="13256" table:style-name="ce3">
            <text:p>13256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19" table:formula="of:=MAX(VLOOKUP([.C63];[.A:.E];5;0);VLOOKUP([.D63];[.A:.E];5;0))+[.B63]" table:style-name="ce1">
            <text:p>19</text:p>
          </table:table-cell>
          <table:table-cell office:value-type="float" office:value="0" table:formula="of:=[.E63]-[.B6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3351" table:style-name="ce3">
            <text:p>13351</text:p>
          </table:table-cell>
          <table:table-cell office:value-type="float" office:value="68" table:style-name="ce3">
            <text:p>68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68" table:formula="of:=MAX(VLOOKUP([.C64];[.A:.E];5;0);VLOOKUP([.D64];[.A:.E];5;0))+[.B64]" table:style-name="ce1">
            <text:p>68</text:p>
          </table:table-cell>
          <table:table-cell office:value-type="float" office:value="0" table:formula="of:=[.E64]-[.B64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3370" table:style-name="ce3">
            <text:p>13370</text:p>
          </table:table-cell>
          <table:table-cell office:value-type="float" office:value="10" table:style-name="ce3">
            <text:p>10</text:p>
          </table:table-cell>
          <table:table-cell office:value-type="float" office:value="11644" table:style-name="ce3">
            <text:p>11644</text:p>
          </table:table-cell>
          <table:table-cell table:style-name="ce1"/>
          <table:table-cell office:value-type="float" office:value="117" table:formula="of:=MAX(VLOOKUP([.C65];[.A:.E];5;0);VLOOKUP([.D65];[.A:.E];5;0))+[.B65]" table:style-name="ce1">
            <text:p>117</text:p>
          </table:table-cell>
          <table:table-cell office:value-type="float" office:value="107" table:formula="of:=[.E65]-[.B65]" table:style-name="ce1">
            <text:p>107</text:p>
          </table:table-cell>
          <table:table-cell table:number-columns-repeated="16378"/>
        </table:table-row>
        <table:table-row table:style-name="ro2">
          <table:table-cell office:value-type="float" office:value="13377" table:style-name="ce3">
            <text:p>13377</text:p>
          </table:table-cell>
          <table:table-cell office:value-type="float" office:value="46" table:style-name="ce3">
            <text:p>46</text:p>
          </table:table-cell>
          <table:table-cell office:value-type="float" office:value="11433" table:style-name="ce3">
            <text:p>11433</text:p>
          </table:table-cell>
          <table:table-cell office:value-type="float" office:value="13351" table:style-name="ce1">
            <text:p>13351</text:p>
          </table:table-cell>
          <table:table-cell office:value-type="float" office:value="136" table:formula="of:=MAX(VLOOKUP([.C66];[.A:.E];5;0);VLOOKUP([.D66];[.A:.E];5;0))+[.B66]" table:style-name="ce1">
            <text:p>136</text:p>
          </table:table-cell>
          <table:table-cell office:value-type="float" office:value="90" table:formula="of:=[.E66]-[.B66]" table:style-name="ce1">
            <text:p>90</text:p>
          </table:table-cell>
          <table:table-cell table:number-columns-repeated="16378"/>
        </table:table-row>
        <table:table-row table:style-name="ro2">
          <table:table-cell office:value-type="float" office:value="13477" table:style-name="ce3">
            <text:p>13477</text:p>
          </table:table-cell>
          <table:table-cell office:value-type="float" office:value="83" table:style-name="ce3">
            <text:p>83</text:p>
          </table:table-cell>
          <table:table-cell office:value-type="float" office:value="12254" table:style-name="ce3">
            <text:p>12254</text:p>
          </table:table-cell>
          <table:table-cell office:value-type="float" office:value="12570" table:style-name="ce1">
            <text:p>12570</text:p>
          </table:table-cell>
          <table:table-cell office:value-type="float" office:value="292" table:formula="of:=MAX(VLOOKUP([.C67];[.A:.E];5;0);VLOOKUP([.D67];[.A:.E];5;0))+[.B67]" table:style-name="ce1">
            <text:p>292</text:p>
          </table:table-cell>
          <table:table-cell office:value-type="float" office:value="209" table:formula="of:=[.E67]-[.B67]" table:style-name="ce1">
            <text:p>209</text:p>
          </table:table-cell>
          <table:table-cell table:number-columns-repeated="16378"/>
        </table:table-row>
        <table:table-row table:style-name="ro2">
          <table:table-cell office:value-type="float" office:value="13484" table:style-name="ce3">
            <text:p>13484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36" table:formula="of:=MAX(VLOOKUP([.C68];[.A:.E];5;0);VLOOKUP([.D68];[.A:.E];5;0))+[.B68]" table:style-name="ce1">
            <text:p>36</text:p>
          </table:table-cell>
          <table:table-cell office:value-type="float" office:value="0" table:formula="of:=[.E68]-[.B6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3538" table:style-name="ce3">
            <text:p>1353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3" table:formula="of:=MAX(VLOOKUP([.C69];[.A:.E];5;0);VLOOKUP([.D69];[.A:.E];5;0))+[.B69]" table:style-name="ce1">
            <text:p>3</text:p>
          </table:table-cell>
          <table:table-cell office:value-type="float" office:value="0" table:formula="of:=[.E69]-[.B69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3554" table:style-name="ce3">
            <text:p>13554</text:p>
          </table:table-cell>
          <table:table-cell office:value-type="float" office:value="51" table:style-name="ce3">
            <text:p>51</text:p>
          </table:table-cell>
          <table:table-cell office:value-type="float" office:value="12746" table:style-name="ce3">
            <text:p>12746</text:p>
          </table:table-cell>
          <table:table-cell office:value-type="float" office:value="12967" table:style-name="ce1">
            <text:p>12967</text:p>
          </table:table-cell>
          <table:table-cell office:value-type="float" office:value="234" table:formula="of:=MAX(VLOOKUP([.C70];[.A:.E];5;0);VLOOKUP([.D70];[.A:.E];5;0))+[.B70]" table:style-name="ce1">
            <text:p>234</text:p>
          </table:table-cell>
          <table:table-cell office:value-type="float" office:value="183" table:formula="of:=[.E70]-[.B70]" table:style-name="ce1">
            <text:p>183</text:p>
          </table:table-cell>
          <table:table-cell table:number-columns-repeated="16378"/>
        </table:table-row>
        <table:table-row table:style-name="ro2">
          <table:table-cell office:value-type="float" office:value="13559" table:style-name="ce3">
            <text:p>13559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26" table:formula="of:=MAX(VLOOKUP([.C71];[.A:.E];5;0);VLOOKUP([.D71];[.A:.E];5;0))+[.B71]" table:style-name="ce1">
            <text:p>26</text:p>
          </table:table-cell>
          <table:table-cell office:value-type="float" office:value="0" table:formula="of:=[.E71]-[.B7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3637" table:style-name="ce3">
            <text:p>13637</text:p>
          </table:table-cell>
          <table:table-cell office:value-type="float" office:value="84" table:style-name="ce3">
            <text:p>84</text:p>
          </table:table-cell>
          <table:table-cell office:value-type="float" office:value="13538" table:style-name="ce3">
            <text:p>13538</text:p>
          </table:table-cell>
          <table:table-cell office:value-type="float" office:value="13554" table:style-name="ce1">
            <text:p>13554</text:p>
          </table:table-cell>
          <table:table-cell office:value-type="float" office:value="318" table:formula="of:=MAX(VLOOKUP([.C72];[.A:.E];5;0);VLOOKUP([.D72];[.A:.E];5;0))+[.B72]" table:style-name="ce1">
            <text:p>318</text:p>
          </table:table-cell>
          <table:table-cell office:value-type="float" office:value="234" table:formula="of:=[.E72]-[.B72]" table:style-name="ce1">
            <text:p>234</text:p>
          </table:table-cell>
          <table:table-cell table:number-columns-repeated="16378"/>
        </table:table-row>
        <table:table-row table:style-name="ro2">
          <table:table-cell office:value-type="float" office:value="13655" table:style-name="ce3">
            <text:p>13655</text:p>
          </table:table-cell>
          <table:table-cell office:value-type="float" office:value="55" table:style-name="ce3">
            <text:p>55</text:p>
          </table:table-cell>
          <table:table-cell office:value-type="float" office:value="12436" table:style-name="ce3">
            <text:p>12436</text:p>
          </table:table-cell>
          <table:table-cell office:value-type="float" office:value="13477" table:style-name="ce1">
            <text:p>13477</text:p>
          </table:table-cell>
          <table:table-cell office:value-type="float" office:value="347" table:formula="of:=MAX(VLOOKUP([.C73];[.A:.E];5;0);VLOOKUP([.D73];[.A:.E];5;0))+[.B73]" table:style-name="ce1">
            <text:p>347</text:p>
          </table:table-cell>
          <table:table-cell office:value-type="float" office:value="292" table:formula="of:=[.E73]-[.B73]" table:style-name="ce1">
            <text:p>292</text:p>
          </table:table-cell>
          <table:table-cell table:number-columns-repeated="16378"/>
        </table:table-row>
        <table:table-row table:style-name="ro2">
          <table:table-cell office:value-type="float" office:value="13752" table:style-name="ce3">
            <text:p>13752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53" table:formula="of:=MAX(VLOOKUP([.C74];[.A:.E];5;0);VLOOKUP([.D74];[.A:.E];5;0))+[.B74]" table:style-name="ce1">
            <text:p>53</text:p>
          </table:table-cell>
          <table:table-cell office:value-type="float" office:value="0" table:formula="of:=[.E74]-[.B74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3837" table:style-name="ce3">
            <text:p>13837</text:p>
          </table:table-cell>
          <table:table-cell office:value-type="float" office:value="69" table:style-name="ce3">
            <text:p>69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69" table:formula="of:=MAX(VLOOKUP([.C75];[.A:.E];5;0);VLOOKUP([.D75];[.A:.E];5;0))+[.B75]" table:style-name="ce1">
            <text:p>69</text:p>
          </table:table-cell>
          <table:table-cell office:value-type="float" office:value="0" table:formula="of:=[.E75]-[.B75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3885" table:style-name="ce3">
            <text:p>13885</text:p>
          </table:table-cell>
          <table:table-cell office:value-type="float" office:value="86" table:style-name="ce3">
            <text:p>86</text:p>
          </table:table-cell>
          <table:table-cell office:value-type="float" office:value="11741" table:style-name="ce3">
            <text:p>11741</text:p>
          </table:table-cell>
          <table:table-cell office:value-type="float" office:value="12116" table:style-name="ce1">
            <text:p>12116</text:p>
          </table:table-cell>
          <table:table-cell office:value-type="float" office:value="271" table:formula="of:=MAX(VLOOKUP([.C76];[.A:.E];5;0);VLOOKUP([.D76];[.A:.E];5;0))+[.B76]" table:style-name="ce1">
            <text:p>271</text:p>
          </table:table-cell>
          <table:table-cell office:value-type="float" office:value="185" table:formula="of:=[.E76]-[.B76]" table:style-name="ce1">
            <text:p>185</text:p>
          </table:table-cell>
          <table:table-cell table:number-columns-repeated="16378"/>
        </table:table-row>
        <table:table-row table:style-name="ro2">
          <table:table-cell office:value-type="float" office:value="13900" table:style-name="ce3">
            <text:p>13900</text:p>
          </table:table-cell>
          <table:table-cell office:value-type="float" office:value="86" table:style-name="ce3">
            <text:p>86</text:p>
          </table:table-cell>
          <table:table-cell office:value-type="float" office:value="12071" table:style-name="ce3">
            <text:p>12071</text:p>
          </table:table-cell>
          <table:table-cell office:value-type="float" office:value="12967" table:style-name="ce1">
            <text:p>12967</text:p>
          </table:table-cell>
          <table:table-cell office:value-type="float" office:value="269" table:formula="of:=MAX(VLOOKUP([.C77];[.A:.E];5;0);VLOOKUP([.D77];[.A:.E];5;0))+[.B77]" table:style-name="ce1">
            <text:p>269</text:p>
          </table:table-cell>
          <table:table-cell office:value-type="float" office:value="183" table:formula="of:=[.E77]-[.B77]" table:style-name="ce1">
            <text:p>183</text:p>
          </table:table-cell>
          <table:table-cell table:number-columns-repeated="16378"/>
        </table:table-row>
        <table:table-row table:style-name="ro2">
          <table:table-cell office:value-type="float" office:value="14000" table:style-name="ce3">
            <text:p>14000</text:p>
          </table:table-cell>
          <table:table-cell office:value-type="float" office:value="93" table:style-name="ce3">
            <text:p>93</text:p>
          </table:table-cell>
          <table:table-cell office:value-type="float" office:value="11885" table:style-name="ce3">
            <text:p>11885</text:p>
          </table:table-cell>
          <table:table-cell table:style-name="ce1"/>
          <table:table-cell office:value-type="float" office:value="190" table:formula="of:=MAX(VLOOKUP([.C78];[.A:.E];5;0);VLOOKUP([.D78];[.A:.E];5;0))+[.B78]" table:style-name="ce1">
            <text:p>190</text:p>
          </table:table-cell>
          <table:table-cell office:value-type="float" office:value="97" table:formula="of:=[.E78]-[.B78]" table:style-name="ce1">
            <text:p>97</text:p>
          </table:table-cell>
          <table:table-cell table:number-columns-repeated="16378"/>
        </table:table-row>
        <table:table-row table:style-name="ro2">
          <table:table-cell office:value-type="float" office:value="14080" table:style-name="ce3">
            <text:p>14080</text:p>
          </table:table-cell>
          <table:table-cell office:value-type="float" office:value="85" table:style-name="ce3">
            <text:p>85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85" table:formula="of:=MAX(VLOOKUP([.C79];[.A:.E];5;0);VLOOKUP([.D79];[.A:.E];5;0))+[.B79]" table:style-name="ce1">
            <text:p>85</text:p>
          </table:table-cell>
          <table:table-cell office:value-type="float" office:value="0" table:formula="of:=[.E79]-[.B79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4119" table:style-name="ce3">
            <text:p>14119</text:p>
          </table:table-cell>
          <table:table-cell office:value-type="float" office:value="76" table:style-name="ce3">
            <text:p>76</text:p>
          </table:table-cell>
          <table:table-cell office:value-type="float" office:value="12615" table:style-name="ce3">
            <text:p>12615</text:p>
          </table:table-cell>
          <table:table-cell table:style-name="ce1"/>
          <table:table-cell office:value-type="float" office:value="84" table:formula="of:=MAX(VLOOKUP([.C80];[.A:.E];5;0);VLOOKUP([.D80];[.A:.E];5;0))+[.B80]" table:style-name="ce1">
            <text:p>84</text:p>
          </table:table-cell>
          <table:table-cell office:value-type="float" office:value="8" table:formula="of:=[.E80]-[.B80]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14126" table:style-name="ce3">
            <text:p>14126</text:p>
          </table:table-cell>
          <table:table-cell office:value-type="float" office:value="61" table:style-name="ce3">
            <text:p>61</text:p>
          </table:table-cell>
          <table:table-cell office:value-type="float" office:value="11644" table:style-name="ce3">
            <text:p>11644</text:p>
          </table:table-cell>
          <table:table-cell table:style-name="ce1"/>
          <table:table-cell office:value-type="float" office:value="168" table:formula="of:=MAX(VLOOKUP([.C81];[.A:.E];5;0);VLOOKUP([.D81];[.A:.E];5;0))+[.B81]" table:style-name="ce1">
            <text:p>168</text:p>
          </table:table-cell>
          <table:table-cell office:value-type="float" office:value="107" table:formula="of:=[.E81]-[.B81]" table:style-name="ce1">
            <text:p>107</text:p>
          </table:table-cell>
          <table:table-cell table:number-columns-repeated="16378"/>
        </table:table-row>
        <table:table-row table:style-name="ro2">
          <table:table-cell office:value-type="float" office:value="14225" table:style-name="ce3">
            <text:p>14225</text:p>
          </table:table-cell>
          <table:table-cell office:value-type="float" office:value="98" table:style-name="ce3">
            <text:p>98</text:p>
          </table:table-cell>
          <table:table-cell office:value-type="float" office:value="13351" table:style-name="ce3">
            <text:p>13351</text:p>
          </table:table-cell>
          <table:table-cell table:style-name="ce1"/>
          <table:table-cell office:value-type="float" office:value="166" table:formula="of:=MAX(VLOOKUP([.C82];[.A:.E];5;0);VLOOKUP([.D82];[.A:.E];5;0))+[.B82]" table:style-name="ce1">
            <text:p>166</text:p>
          </table:table-cell>
          <table:table-cell office:value-type="float" office:value="68" table:formula="of:=[.E82]-[.B82]" table:style-name="ce1">
            <text:p>68</text:p>
          </table:table-cell>
          <table:table-cell table:number-columns-repeated="16378"/>
        </table:table-row>
        <table:table-row table:style-name="ro2">
          <table:table-cell office:value-type="float" office:value="14254" table:style-name="ce3">
            <text:p>14254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54" table:formula="of:=MAX(VLOOKUP([.C83];[.A:.E];5;0);VLOOKUP([.D83];[.A:.E];5;0))+[.B83]" table:style-name="ce1">
            <text:p>54</text:p>
          </table:table-cell>
          <table:table-cell office:value-type="float" office:value="0" table:formula="of:=[.E83]-[.B8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4308" table:style-name="ce3">
            <text:p>14308</text:p>
          </table:table-cell>
          <table:table-cell office:value-type="float" office:value="89" table:style-name="ce3">
            <text:p>89</text:p>
          </table:table-cell>
          <table:table-cell office:value-type="float" office:value="10068" table:style-name="ce3">
            <text:p>10068</text:p>
          </table:table-cell>
          <table:table-cell table:style-name="ce1"/>
          <table:table-cell office:value-type="float" office:value="112" table:formula="of:=MAX(VLOOKUP([.C84];[.A:.E];5;0);VLOOKUP([.D84];[.A:.E];5;0))+[.B84]" table:style-name="ce1">
            <text:p>112</text:p>
          </table:table-cell>
          <table:table-cell office:value-type="float" office:value="23" table:formula="of:=[.E84]-[.B84]" table:style-name="ce1">
            <text:p>23</text:p>
          </table:table-cell>
          <table:table-cell table:number-columns-repeated="16378"/>
        </table:table-row>
        <table:table-row table:style-name="ro2">
          <table:table-cell office:value-type="float" office:value="14380" table:style-name="ce3">
            <text:p>1438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10" table:formula="of:=MAX(VLOOKUP([.C85];[.A:.E];5;0);VLOOKUP([.D85];[.A:.E];5;0))+[.B85]" table:style-name="ce1">
            <text:p>10</text:p>
          </table:table-cell>
          <table:table-cell office:value-type="float" office:value="0" table:formula="of:=[.E85]-[.B85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4389" table:style-name="ce3">
            <text:p>14389</text:p>
          </table:table-cell>
          <table:table-cell office:value-type="float" office:value="56" table:style-name="ce3">
            <text:p>56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56" table:formula="of:=MAX(VLOOKUP([.C86];[.A:.E];5;0);VLOOKUP([.D86];[.A:.E];5;0))+[.B86]" table:style-name="ce1">
            <text:p>56</text:p>
          </table:table-cell>
          <table:table-cell office:value-type="float" office:value="0" table:formula="of:=[.E86]-[.B86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4488" table:style-name="ce3">
            <text:p>14488</text:p>
          </table:table-cell>
          <table:table-cell office:value-type="float" office:value="14" table:style-name="ce3">
            <text:p>14</text:p>
          </table:table-cell>
          <table:table-cell office:value-type="float" office:value="13484" table:style-name="ce3">
            <text:p>13484</text:p>
          </table:table-cell>
          <table:table-cell table:style-name="ce1"/>
          <table:table-cell office:value-type="float" office:value="50" table:formula="of:=MAX(VLOOKUP([.C87];[.A:.E];5;0);VLOOKUP([.D87];[.A:.E];5;0))+[.B87]" table:style-name="ce1">
            <text:p>50</text:p>
          </table:table-cell>
          <table:table-cell office:value-type="float" office:value="36" table:formula="of:=[.E87]-[.B87]" table:style-name="ce1">
            <text:p>36</text:p>
          </table:table-cell>
          <table:table-cell table:number-columns-repeated="16378"/>
        </table:table-row>
        <table:table-row table:style-name="ro2">
          <table:table-cell office:value-type="float" office:value="14568" table:style-name="ce3">
            <text:p>14568</text:p>
          </table:table-cell>
          <table:table-cell office:value-type="float" office:value="57" table:style-name="ce3">
            <text:p>57</text:p>
          </table:table-cell>
          <table:table-cell office:value-type="float" office:value="11054" table:style-name="ce3">
            <text:p>11054</text:p>
          </table:table-cell>
          <table:table-cell table:style-name="ce1"/>
          <table:table-cell office:value-type="float" office:value="71" table:formula="of:=MAX(VLOOKUP([.C88];[.A:.E];5;0);VLOOKUP([.D88];[.A:.E];5;0))+[.B88]" table:style-name="ce1">
            <text:p>71</text:p>
          </table:table-cell>
          <table:table-cell office:value-type="float" office:value="14" table:formula="of:=[.E88]-[.B88]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14594" table:style-name="ce3">
            <text:p>14594</text:p>
          </table:table-cell>
          <table:table-cell office:value-type="float" office:value="81" table:style-name="ce3">
            <text:p>81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81" table:formula="of:=MAX(VLOOKUP([.C89];[.A:.E];5;0);VLOOKUP([.D89];[.A:.E];5;0))+[.B89]" table:style-name="ce1">
            <text:p>81</text:p>
          </table:table-cell>
          <table:table-cell office:value-type="float" office:value="0" table:formula="of:=[.E89]-[.B89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4648" table:style-name="ce3">
            <text:p>14648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70" table:formula="of:=MAX(VLOOKUP([.C90];[.A:.E];5;0);VLOOKUP([.D90];[.A:.E];5;0))+[.B90]" table:style-name="ce1">
            <text:p>70</text:p>
          </table:table-cell>
          <table:table-cell office:value-type="float" office:value="0" table:formula="of:=[.E90]-[.B9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4710" table:style-name="ce3">
            <text:p>1471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17" table:formula="of:=MAX(VLOOKUP([.C91];[.A:.E];5;0);VLOOKUP([.D91];[.A:.E];5;0))+[.B91]" table:style-name="ce1">
            <text:p>17</text:p>
          </table:table-cell>
          <table:table-cell office:value-type="float" office:value="0" table:formula="of:=[.E91]-[.B9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4791" table:style-name="ce3">
            <text:p>14791</text:p>
          </table:table-cell>
          <table:table-cell office:value-type="float" office:value="82" table:style-name="ce3">
            <text:p>82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82" table:formula="of:=MAX(VLOOKUP([.C92];[.A:.E];5;0);VLOOKUP([.D92];[.A:.E];5;0))+[.B92]" table:style-name="ce1">
            <text:p>82</text:p>
          </table:table-cell>
          <table:table-cell office:value-type="float" office:value="0" table:formula="of:=[.E92]-[.B92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4810" table:style-name="ce3">
            <text:p>14810</text:p>
          </table:table-cell>
          <table:table-cell office:value-type="float" office:value="26" table:style-name="ce3">
            <text:p>26</text:p>
          </table:table-cell>
          <table:table-cell office:value-type="float" office:value="13559" table:style-name="ce3">
            <text:p>13559</text:p>
          </table:table-cell>
          <table:table-cell table:style-name="ce1"/>
          <table:table-cell office:value-type="float" office:value="52" table:formula="of:=MAX(VLOOKUP([.C93];[.A:.E];5;0);VLOOKUP([.D93];[.A:.E];5;0))+[.B93]" table:style-name="ce1">
            <text:p>52</text:p>
          </table:table-cell>
          <table:table-cell office:value-type="float" office:value="26" table:formula="of:=[.E93]-[.B93]" table:style-name="ce1">
            <text:p>26</text:p>
          </table:table-cell>
          <table:table-cell table:number-columns-repeated="16378"/>
        </table:table-row>
        <table:table-row table:style-name="ro2">
          <table:table-cell office:value-type="float" office:value="14837" table:style-name="ce3">
            <text:p>14837</text:p>
          </table:table-cell>
          <table:table-cell office:value-type="float" office:value="25" table:style-name="ce3">
            <text:p>25</text:p>
          </table:table-cell>
          <table:table-cell office:value-type="float" office:value="14126" table:style-name="ce3">
            <text:p>14126</text:p>
          </table:table-cell>
          <table:table-cell table:style-name="ce1"/>
          <table:table-cell office:value-type="float" office:value="193" table:formula="of:=MAX(VLOOKUP([.C94];[.A:.E];5;0);VLOOKUP([.D94];[.A:.E];5;0))+[.B94]" table:style-name="ce1">
            <text:p>193</text:p>
          </table:table-cell>
          <table:table-cell office:value-type="float" office:value="168" table:formula="of:=[.E94]-[.B94]" table:style-name="ce1">
            <text:p>168</text:p>
          </table:table-cell>
          <table:table-cell table:number-columns-repeated="16378"/>
        </table:table-row>
        <table:table-row table:style-name="ro2">
          <table:table-cell office:value-type="float" office:value="14876" table:style-name="ce3">
            <text:p>14876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46" table:formula="of:=MAX(VLOOKUP([.C95];[.A:.E];5;0);VLOOKUP([.D95];[.A:.E];5;0))+[.B95]" table:style-name="ce1">
            <text:p>46</text:p>
          </table:table-cell>
          <table:table-cell office:value-type="float" office:value="0" table:formula="of:=[.E95]-[.B95]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4889" table:style-name="ce3">
            <text:p>14889</text:p>
          </table:table-cell>
          <table:table-cell office:value-type="float" office:value="98" table:style-name="ce3">
            <text:p>98</text:p>
          </table:table-cell>
          <table:table-cell office:value-type="float" office:value="11644" table:style-name="ce3">
            <text:p>11644</text:p>
          </table:table-cell>
          <table:table-cell table:style-name="ce1"/>
          <table:table-cell office:value-type="float" office:value="205" table:formula="of:=MAX(VLOOKUP([.C96];[.A:.E];5;0);VLOOKUP([.D96];[.A:.E];5;0))+[.B96]" table:style-name="ce1">
            <text:p>205</text:p>
          </table:table-cell>
          <table:table-cell office:value-type="float" office:value="107" table:formula="of:=[.E96]-[.B96]" table:style-name="ce1">
            <text:p>107</text:p>
          </table:table-cell>
          <table:table-cell table:number-columns-repeated="16378"/>
        </table:table-row>
        <table:table-row table:style-name="ro2">
          <table:table-cell office:value-type="float" office:value="14960" table:style-name="ce3">
            <text:p>14960</text:p>
          </table:table-cell>
          <table:table-cell office:value-type="float" office:value="88" table:style-name="ce3">
            <text:p>88</text:p>
          </table:table-cell>
          <table:table-cell office:value-type="float" office:value="14254" table:style-name="ce3">
            <text:p>14254</text:p>
          </table:table-cell>
          <table:table-cell office:value-type="float" office:value="14889" table:style-name="ce1">
            <text:p>14889</text:p>
          </table:table-cell>
          <table:table-cell office:value-type="float" office:value="293" table:formula="of:=MAX(VLOOKUP([.C97];[.A:.E];5;0);VLOOKUP([.D97];[.A:.E];5;0))+[.B97]" table:style-name="ce1">
            <text:p>293</text:p>
          </table:table-cell>
          <table:table-cell office:value-type="float" office:value="205" table:formula="of:=[.E97]-[.B97]" table:style-name="ce1">
            <text:p>205</text:p>
          </table:table-cell>
          <table:table-cell table:number-columns-repeated="16378"/>
        </table:table-row>
        <table:table-row table:style-name="ro2">
          <table:table-cell office:value-type="float" office:value="15023" table:style-name="ce3">
            <text:p>15023</text:p>
          </table:table-cell>
          <table:table-cell office:value-type="float" office:value="57" table:style-name="ce3">
            <text:p>57</text:p>
          </table:table-cell>
          <table:table-cell office:value-type="float" office:value="12116" table:style-name="ce3">
            <text:p>12116</text:p>
          </table:table-cell>
          <table:table-cell office:value-type="float" office:value="13256" table:style-name="ce1">
            <text:p>13256</text:p>
          </table:table-cell>
          <table:table-cell office:value-type="float" office:value="237" table:formula="of:=MAX(VLOOKUP([.C98];[.A:.E];5;0);VLOOKUP([.D98];[.A:.E];5;0))+[.B98]" table:style-name="ce1">
            <text:p>237</text:p>
          </table:table-cell>
          <table:table-cell office:value-type="float" office:value="180" table:formula="of:=[.E98]-[.B98]" table:style-name="ce1">
            <text:p>180</text:p>
          </table:table-cell>
          <table:table-cell table:number-columns-repeated="16378"/>
        </table:table-row>
        <table:table-row table:style-name="ro2">
          <table:table-cell office:value-type="float" office:value="15074" table:style-name="ce3">
            <text:p>15074</text:p>
          </table:table-cell>
          <table:table-cell office:value-type="float" office:value="41" table:style-name="ce3">
            <text:p>41</text:p>
          </table:table-cell>
          <table:table-cell office:value-type="float" office:value="13256" table:style-name="ce3">
            <text:p>13256</text:p>
          </table:table-cell>
          <table:table-cell table:style-name="ce1"/>
          <table:table-cell office:value-type="float" office:value="60" table:formula="of:=MAX(VLOOKUP([.C99];[.A:.E];5;0);VLOOKUP([.D99];[.A:.E];5;0))+[.B99]" table:style-name="ce1">
            <text:p>60</text:p>
          </table:table-cell>
          <table:table-cell office:value-type="float" office:value="19" table:formula="of:=[.E99]-[.B99]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15152" table:style-name="ce3">
            <text:p>15152</text:p>
          </table:table-cell>
          <table:table-cell office:value-type="float" office:value="97" table:style-name="ce3">
            <text:p>97</text:p>
          </table:table-cell>
          <table:table-cell office:value-type="float" office:value="12800" table:style-name="ce3">
            <text:p>12800</text:p>
          </table:table-cell>
          <table:table-cell table:style-name="ce1"/>
          <table:table-cell office:value-type="float" office:value="285" table:formula="of:=MAX(VLOOKUP([.C100];[.A:.E];5;0);VLOOKUP([.D100];[.A:.E];5;0))+[.B100]" table:style-name="ce1">
            <text:p>285</text:p>
          </table:table-cell>
          <table:table-cell office:value-type="float" office:value="188" table:formula="of:=[.E100]-[.B100]" table:style-name="ce1">
            <text:p>188</text:p>
          </table:table-cell>
          <table:table-cell table:number-columns-repeated="16378"/>
        </table:table-row>
        <table:table-row table:style-name="ro2">
          <table:table-cell office:value-type="float" office:value="15211" table:style-name="ce3">
            <text:p>15211</text:p>
          </table:table-cell>
          <table:table-cell office:value-type="float" office:value="41" table:style-name="ce3">
            <text:p>41</text:p>
          </table:table-cell>
          <table:table-cell office:value-type="float" office:value="14594" table:style-name="ce3">
            <text:p>14594</text:p>
          </table:table-cell>
          <table:table-cell table:style-name="ce1"/>
          <table:table-cell office:value-type="float" office:value="122" table:formula="of:=MAX(VLOOKUP([.C101];[.A:.E];5;0);VLOOKUP([.D101];[.A:.E];5;0))+[.B101]" table:style-name="ce1">
            <text:p>122</text:p>
          </table:table-cell>
          <table:table-cell office:value-type="float" office:value="81" table:formula="of:=[.E101]-[.B101]" table:style-name="ce1">
            <text:p>81</text:p>
          </table:table-cell>
          <table:table-cell table:number-columns-repeated="16378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[.E102]-[.B102]" table:style-name="ce1">
            <text:p>0</text:p>
          </table:table-cell>
          <table:table-cell table:number-columns-repeated="16378"/>
        </table:table-row>
        <table:table-row table:number-rows-repeated="10484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HP</meta:initial-creator>
    <dc:creator>aboev</dc:creator>
    <meta:creation-date>2022-07-26T06:42:39Z</meta:creation-date>
    <dc:date>2026-01-13T15:29:18Z</dc:date>
  </office:meta>
</office:document-meta>
</file>